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_Cleaning.R</text:p>
      <text:p text:style-name="Standard"/>
      <text:p text:style-name="Standard">[10-27] <text:tab/>train/ test set: explanation etc.<text:tab/></text:p>
      <text:p text:style-name="Standard"><text:tab/><text:tab/>why data.table <text:s/>&amp; joint = joint[user.final] <text:s/>[183]</text:p>
      <text:p text:style-name="Standard"><text:tab/><text:tab/>setkey</text:p>
      <text:p text:style-name="Standard"/>
      <text:p text:style-name="Standard">[37-89]<text:tab/><text:span text:style-name="T1">Feature Engineering about data regarding Users</text:span></text:p>
      <text:p text:style-name="Standard"><text:tab/><text:tab/>non-reasonable ages in users (NAs) <text:tab/>('stupid' values instead of NAs when not <text:tab/><text:tab/><text:tab/><text:tab/><text:tab/><text:tab/><text:tab/><text:tab/><text:tab/><text:tab/>permitted by software)</text:p>
      <text:p text:style-name="Standard"><text:tab/><text:tab/>split-function </text:p>
      <text:p text:style-name="Standard"><text:tab/><text:tab/>(as.Date <text:s text:c="4"/>1970) </text:p>
      <text:p text:style-name="Standard"><text:tab/><text:tab/>[58] user.retrate: explanation</text:p>
      <text:p text:style-name="Standard"><text:tab/><text:tab/>[63-69] &lt;= 6 : interval boundary choice</text:p>
      <text:p text:style-name="Standard"/>
      <text:p text:style-name="Standard">[100 – 178]<text:tab/><text:span text:style-name="T1">Feature Engineering about data regarding Item</text:span></text:p>
      <text:p text:style-name="Standard"><text:tab/><text:tab/>2.3 (BADS): item_type</text:p>
      <text:p text:style-name="Standard"><text:tab/><text:tab/>[144 – 157] item_retrate: intervall boundaries</text:p>
      <text:p text:style-name="Standard"><text:tab/><text:tab/></text:p>
      <text:p text:style-name="Standard"/>
      <text:p text:style-name="Standard">[202 – 262]<text:tab/><text:span text:style-name="T1">Feature Engineering about data regarding Orde</text:span>r</text:p>
      <text:p text:style-name="Standard"><text:tab/><text:tab/>price comparison: explanation</text:p>
      <text:p text:style-name="Standard"><text:tab/><text:tab/>[225] delivery time: explanation, „?“ (all not/returned) and negative values</text:p>
      <text:p text:style-name="Standard"><text:tab/><text:tab/>[240] double item </text:p>
      <text:p text:style-name="Standard"><text:tab/><text:tab/></text:p>
      <text:p text:style-name="P1">helperfunctions.R</text:p>
      <text:p text:style-name="Standard"/>
      <text:p text:style-name="Standard">[split]<text:tab/></text:p>
      <text:p text:style-name="Standard"/>
      <text:p text:style-name="Standard">[helper.loss]<text:tab/><text:tab/>cost matrix (screenshot), accumulator for total loss</text:p>
      <text:p text:style-name="Standard"/>
      <text:p text:style-name="Standard">[helper.evaluate]<text:tab/>ask Mama to explain functions, ?k? no for-cycle</text:p>
      <text:p text:style-name="Standard"/>
      <text:p text:style-name="Standard">[helper.fac2num]<text:tab/>createDataPartition: explain</text:p>
      <text:p text:style-name="Standard"><text:tab/><text:tab/><text:tab/>WOE (BADS)</text:p>
      <text:p text:style-name="Standard"/>
      <text:p text:style-name="P1">Decompose_Dataset.R</text:p>
      <text:p text:style-name="Standard"/>
      <text:p text:style-name="Standard">[train,test]<text:tab/><text:tab/>description of Train and Test Set: why we split 75/25</text:p>
      <text:p text:style-name="Standard"/>
      <text:p text:style-name="Standard">[.i .f .iu]<text:tab/><text:tab/>Table 4, </text:p>
      <text:p text:style-name="Standard"/>
      <text:p text:style-name="Standard"/>
      <text:p text:style-name="P1">nnet</text:p>
      <text:p text:style-name="P1"><text:span text:style-name="T2">00-1<text:tab/>parallel computing, cross validation</text:span></text:p>
      <text:p text:style-name="P1"><text:span text:style-name="T2">00-2<text:tab/>repeated cross validation</text:span></text:p>
      <text:p text:style-name="P1"><text:span text:style-name="T2">00-3<text:tab/>standartized data for nnet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59:48.26</meta:creation-date>
    <dc:date>2018-03-06T19:09:22.67</dc:date>
    <meta:editing-duration>PT2M20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32" meta:word-count="149" meta:character-count="1142"/>
  </office:meta>
</office:document-meta>
</file>